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PO_n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/>
          <table:table-cell office:value-type="string" table:style-name="ce2">
            <text:p>PPONEW</text:p>
          </table:table-cell>
          <table:table-cell table:number-columns-repeated="3" table:style-name="ce1"/>
          <table:table-cell office:value-type="string" table:style-name="ce2">
            <text:p>PPOOLD</text:p>
          </table:table-cell>
          <table:table-cell table:number-columns-repeated="3" table:style-name="ce1"/>
          <table:table-cell office:value-type="string" table:style-name="ce2">
            <text:p>SACOLD</text:p>
          </table:table-cell>
          <table:table-cell table:number-columns-repeated="3" table:style-name="ce1"/>
          <table:table-cell office:value-type="string" table:style-name="ce2">
            <text:p>POCAOLD</text:p>
          </table:table-cell>
          <table:table-cell table:number-columns-repeated="3" table:style-name="ce1"/>
          <table:table-cell office:value-type="string" table:style-name="ce2">
            <text:p>POCANEW</text:p>
          </table:table-cell>
          <table:table-cell table:number-columns-repeated="16366" table:style-name="ce1"/>
        </table:table-row>
        <table:table-row table:style-name="ro1">
          <table:table-cell table:style-name="ce2"/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office:value-type="string" table:style-name="ce2">
            <text:p>Success</text:p>
          </table:table-cell>
          <table:table-cell office:value-type="string" table:style-name="ce2">
            <text:p>Hits</text:p>
          </table:table-cell>
          <table:table-cell office:value-type="string" table:style-name="ce2">
            <text:p>Misses</text:p>
          </table:table-cell>
          <table:table-cell office:value-type="string" table:style-name="ce2">
            <text:p>Miss rate</text:p>
          </table:table-cell>
          <table:table-cell table:number-columns-repeated="16363" table:style-name="ce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float" office:value="0.84507042253521125" table:formula="of:=[.D3]/([.C3]+[.D3])" table:style-name="ce1">
            <text:p>0.84507042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93" table:style-name="ce1">
            <text:p>93</text:p>
          </table:table-cell>
          <table:table-cell office:value-type="float" office:value="0.8303571428571429" table:formula="of:=[.H3]/([.G3] + [.H3])" table:style-name="ce1">
            <text:p>0.830357143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458" table:style-name="ce1">
            <text:p>2458</text:p>
          </table:table-cell>
          <table:table-cell office:value-type="float" office:value="0.96316614420062696" table:formula="of:=[.L3]/([.K3]+[.L3])" table:style-name="ce1">
            <text:p>0.96316614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0.6333333333333333" table:formula="of:=[.P3]/([.O3]+[.P3])" table:style-name="ce1">
            <text:p>0.63333333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0.81632653061224492" table:formula="of:=[.T3]/([.S3]+[.T3])" table:style-name="ce1">
            <text:p>0.81632653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501" table:style-name="ce1">
            <text:p>501</text:p>
          </table:table-cell>
          <table:table-cell office:value-type="float" office:value="0.95428571428571429" table:formula="of:=[.D4]/([.C4]+[.D4])" table:style-name="ce1">
            <text:p>0.95428571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0" table:style-name="ce1">
            <text:p>110</text:p>
          </table:table-cell>
          <table:table-cell office:value-type="float" office:value="0.84615384615384615" table:formula="of:=[.H4]/([.G4] + [.H4])" table:style-name="ce1">
            <text:p>0.84615384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860" table:style-name="ce1">
            <text:p>860</text:p>
          </table:table-cell>
          <table:table-cell office:value-type="float" office:value="0.97616345062429055" table:formula="of:=[.L4]/([.K4]+[.L4])" table:style-name="ce1">
            <text:p>0.97616345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16" table:style-name="ce1">
            <text:p>116</text:p>
          </table:table-cell>
          <table:table-cell office:value-type="float" office:value="0.8721804511278195" table:formula="of:=[.P4]/([.O4]+[.P4])" table:style-name="ce1">
            <text:p>0.87218045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0.75903614457831325" table:formula="of:=[.T4]/([.S4]+[.T4])" table:style-name="ce1">
            <text:p>0.75903614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77" table:style-name="ce1">
            <text:p>377</text:p>
          </table:table-cell>
          <table:table-cell office:value-type="float" office:value="0.92628992628992624" table:formula="of:=[.D5]/([.C5]+[.D5])" table:style-name="ce1">
            <text:p>0.92628992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0.78181818181818186" table:formula="of:=[.H5]/([.G5] + [.H5])" table:style-name="ce1">
            <text:p>0.78181818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2823" table:style-name="ce1">
            <text:p>2823</text:p>
          </table:table-cell>
          <table:table-cell office:value-type="float" office:value="0.94320080187103239" table:formula="of:=[.L5]/([.K5]+[.L5])" table:style-name="ce1">
            <text:p>0.94320080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0.59375" table:formula="of:=[.P5]/([.O5]+[.P5])" table:style-name="ce1">
            <text:p>0.5937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0.79487179487179482" table:formula="of:=[.T5]/([.S5]+[.T5])" table:style-name="ce1">
            <text:p>0.79487179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0.85135135135135132" table:formula="of:=[.D6]/([.C6]+[.D6])" table:style-name="ce1">
            <text:p>0.85135135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17" table:style-name="ce1">
            <text:p>217</text:p>
          </table:table-cell>
          <table:table-cell office:value-type="float" office:value="0.86454183266932272" table:formula="of:=[.H6]/([.G6] + [.H6])" table:style-name="ce1">
            <text:p>0.864541833</text:p>
          </table:table-cell>
          <table:table-cell office:value-type="float" office:value="1" table:style-name="ce1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3048" table:style-name="ce1">
            <text:p>3048</text:p>
          </table:table-cell>
          <table:table-cell office:value-type="float" office:value="0.957286432160804" table:formula="of:=[.L6]/([.K6]+[.L6])" table:style-name="ce1">
            <text:p>0.95728643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3" table:style-name="ce1">
            <text:p>113</text:p>
          </table:table-cell>
          <table:table-cell office:value-type="float" office:value="0.85606060606060608" table:formula="of:=[.P6]/([.O6]+[.P6])" table:style-name="ce1">
            <text:p>0.856060606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24" table:style-name="ce1">
            <text:p>224</text:p>
          </table:table-cell>
          <table:table-cell office:value-type="float" office:value="0.90322580645161288" table:formula="of:=[.T6]/([.S6]+[.T6])" table:style-name="ce1">
            <text:p>0.90322580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94" table:style-name="ce1">
            <text:p>394</text:p>
          </table:table-cell>
          <table:table-cell office:value-type="float" office:value="0.8995433789954338" table:formula="of:=[.D7]/([.C7]+[.D7])" table:style-name="ce1">
            <text:p>0.899543379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01" table:style-name="ce1">
            <text:p>201</text:p>
          </table:table-cell>
          <table:table-cell office:value-type="float" office:value="0.84810126582278478" table:formula="of:=[.H7]/([.G7] + [.H7])" table:style-name="ce1">
            <text:p>0.84810126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75" table:formula="of:=[.L7]/([.K7]+[.L7]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0.64864864864864868" table:formula="of:=[.P7]/([.O7]+[.P7])" table:style-name="ce1">
            <text:p>0.64864864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0.86956521739130432" table:formula="of:=[.T7]/([.S7]+[.T7])" table:style-name="ce1">
            <text:p>0.8695652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0.82407407407407407" table:formula="of:=[.D8]/([.C8]+[.D8])" table:style-name="ce1">
            <text:p>0.82407407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19" table:style-name="ce1">
            <text:p>219</text:p>
          </table:table-cell>
          <table:table-cell office:value-type="float" office:value="0.84555984555984554" table:formula="of:=[.H8]/([.G8] + [.H8])" table:style-name="ce1">
            <text:p>0.8455598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.94444444444444442" table:formula="of:=[.L8]/([.K8]+[.L8])" table:style-name="ce1">
            <text:p>0.94444444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73" table:style-name="ce1">
            <text:p>373</text:p>
          </table:table-cell>
          <table:table-cell office:value-type="float" office:value="0.91646191646191644" table:formula="of:=[.P8]/([.O8]+[.P8])" table:style-name="ce1">
            <text:p>0.91646191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office:value-type="float" office:value="0.8571428571428571" table:formula="of:=[.T8]/([.S8]+[.T8])" table:style-name="ce1">
            <text:p>0.85714285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25" table:style-name="ce1">
            <text:p>325</text:p>
          </table:table-cell>
          <table:table-cell office:value-type="float" office:value="0.92592592592592593" table:formula="of:=[.D9]/([.C9]+[.D9])" table:style-name="ce1">
            <text:p>0.92592592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0.8545454545454545" table:formula="of:=[.H9]/([.G9] + [.H9])" table:style-name="ce1">
            <text:p>0.85454545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008" table:style-name="ce1">
            <text:p>3008</text:p>
          </table:table-cell>
          <table:table-cell office:value-type="float" office:value="0.98849819257311866" table:formula="of:=[.L9]/([.K9]+[.L9])" table:style-name="ce1">
            <text:p>0.98849819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0.75" table:formula="of:=[.P9]/([.O9]+[.P9]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float" office:value="0.82666666666666666" table:formula="of:=[.T9]/([.S9]+[.T9])" table:style-name="ce1">
            <text:p>0.82666666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59" table:style-name="ce1">
            <text:p>259</text:p>
          </table:table-cell>
          <table:table-cell office:value-type="float" office:value="0.84090909090909094" table:formula="of:=[.D10]/([.C10]+[.D10])" table:style-name="ce1">
            <text:p>0.84090909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0.84375" table:formula="of:=[.H10]/([.G10] + [.H10])" table:style-name="ce1">
            <text:p>0.8437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185" table:style-name="ce1">
            <text:p>1185</text:p>
          </table:table-cell>
          <table:table-cell office:value-type="float" office:value="0.98503740648379057" table:formula="of:=[.L10]/([.K10]+[.L10])" table:style-name="ce1">
            <text:p>0.985037406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48" table:style-name="ce1">
            <text:p>148</text:p>
          </table:table-cell>
          <table:table-cell office:value-type="float" office:value="0.85057471264367812" table:formula="of:=[.P10]/([.O10]+[.P10])" table:style-name="ce1">
            <text:p>0.85057471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07" table:style-name="ce1">
            <text:p>107</text:p>
          </table:table-cell>
          <table:table-cell office:value-type="float" office:value="0.80451127819548873" table:formula="of:=[.T10]/([.S10]+[.T10])" table:style-name="ce1">
            <text:p>0.80451127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75" table:style-name="ce1">
            <text:p>275</text:p>
          </table:table-cell>
          <table:table-cell office:value-type="float" office:value="0.89576547231270354" table:formula="of:=[.D11]/([.C11]+[.D11])" table:style-name="ce1">
            <text:p>0.89576547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4" table:style-name="ce1">
            <text:p>104</text:p>
          </table:table-cell>
          <table:table-cell office:value-type="float" office:value="0.83870967741935487" table:formula="of:=[.H11]/([.G11] + [.H11])" table:style-name="ce1">
            <text:p>0.838709677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823" table:style-name="ce1">
            <text:p>1823</text:p>
          </table:table-cell>
          <table:table-cell office:value-type="float" office:value="0.98221982758620685" table:formula="of:=[.L11]/([.K11]+[.L11])" table:style-name="ce1">
            <text:p>0.98221982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3" table:style-name="ce1">
            <text:p>123</text:p>
          </table:table-cell>
          <table:table-cell office:value-type="float" office:value="0.91111111111111109" table:formula="of:=[.P11]/([.O11]+[.P11])" table:style-name="ce1">
            <text:p>0.91111111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548" table:style-name="ce1">
            <text:p>548</text:p>
          </table:table-cell>
          <table:table-cell office:value-type="float" office:value="0.88102893890675238" table:formula="of:=[.T11]/([.S11]+[.T11])" table:style-name="ce1">
            <text:p>0.881028939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0.87264150943396224" table:formula="of:=[.D12]/([.C12]+[.D12])" table:style-name="ce1">
            <text:p>0.87264150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0.82051282051282048" table:formula="of:=[.H12]/([.G12] + [.H12])" table:style-name="ce1">
            <text:p>0.820512821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360" table:style-name="ce1">
            <text:p>1360</text:p>
          </table:table-cell>
          <table:table-cell office:value-type="float" office:value="0.95977417078334515" table:formula="of:=[.L12]/([.K12]+[.L12])" table:style-name="ce1">
            <text:p>0.95977417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office:value-type="float" office:value="0.85507246376811596" table:formula="of:=[.P12]/([.O12]+[.P12])" table:style-name="ce1">
            <text:p>0.85507246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0.81818181818181823" table:formula="of:=[.T12]/([.S12]+[.T12])" table:style-name="ce1">
            <text:p>0.81818181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57" table:style-name="ce1">
            <text:p>257</text:p>
          </table:table-cell>
          <table:table-cell office:value-type="float" office:value="0.85099337748344372" table:formula="of:=[.D13]/([.C13]+[.D13])" table:style-name="ce1">
            <text:p>0.850993377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382" table:style-name="ce1">
            <text:p>382</text:p>
          </table:table-cell>
          <table:table-cell office:value-type="float" office:value="0.86425339366515841" table:formula="of:=[.H13]/([.G13] + [.H13])" table:style-name="ce1">
            <text:p>0.864253394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3717" table:style-name="ce1">
            <text:p>3717</text:p>
          </table:table-cell>
          <table:table-cell office:value-type="float" office:value="0.98568019093078763" table:formula="of:=[.L13]/([.K13]+[.L13])" table:style-name="ce1">
            <text:p>0.98568019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29" table:style-name="ce1">
            <text:p>229</text:p>
          </table:table-cell>
          <table:table-cell office:value-type="float" office:value="0.88076923076923075" table:formula="of:=[.P13]/([.O13]+[.P13])" table:style-name="ce1">
            <text:p>0.88076923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72" table:style-name="ce1">
            <text:p>172</text:p>
          </table:table-cell>
          <table:table-cell office:value-type="float" office:value="0.88205128205128203" table:formula="of:=[.T13]/([.S13]+[.T13])" table:style-name="ce1">
            <text:p>0.882051282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53" table:style-name="ce1">
            <text:p>253</text:p>
          </table:table-cell>
          <table:table-cell office:value-type="float" office:value="0.87847222222222221" table:formula="of:=[.D14]/([.C14]+[.D14])" table:style-name="ce1">
            <text:p>0.87847222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0.84042553191489366" table:formula="of:=[.H14]/([.G14] + [.H14])" table:style-name="ce1">
            <text:p>0.84042553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90" table:style-name="ce1">
            <text:p>790</text:p>
          </table:table-cell>
          <table:table-cell office:value-type="float" office:value="0.98873591989987486" table:formula="of:=[.L14]/([.K14]+[.L14])" table:style-name="ce1">
            <text:p>0.9887359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60" table:style-name="ce1">
            <text:p>160</text:p>
          </table:table-cell>
          <table:table-cell office:value-type="float" office:value="0.84656084656084651" table:formula="of:=[.P14]/([.O14]+[.P14])" table:style-name="ce1">
            <text:p>0.84656084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18" table:style-name="ce1">
            <text:p>118</text:p>
          </table:table-cell>
          <table:table-cell office:value-type="float" office:value="0.86764705882352944" table:formula="of:=[.T14]/([.S14]+[.T14])" table:style-name="ce1">
            <text:p>0.867647059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81818181818181823" table:formula="of:=[.D15]/([.C15]+[.D15])" table:style-name="ce1">
            <text:p>0.818181818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55" table:style-name="ce1">
            <text:p>255</text:p>
          </table:table-cell>
          <table:table-cell office:value-type="float" office:value="0.89160839160839156" table:formula="of:=[.H15]/([.G15] + [.H15])" table:style-name="ce1">
            <text:p>0.891608392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3594" table:style-name="ce1">
            <text:p>3594</text:p>
          </table:table-cell>
          <table:table-cell office:value-type="float" office:value="0.97742725047593149" table:formula="of:=[.L15]/([.K15]+[.L15])" table:style-name="ce1">
            <text:p>0.9774272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02" table:style-name="ce1">
            <text:p>202</text:p>
          </table:table-cell>
          <table:table-cell office:value-type="float" office:value="0.87826086956521743" table:formula="of:=[.P15]/([.O15]+[.P15])" table:style-name="ce1">
            <text:p>0.8782608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0.83529411764705885" table:formula="of:=[.T15]/([.S15]+[.T15])" table:style-name="ce1">
            <text:p>0.83529411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53" table:style-name="ce1">
            <text:p>253</text:p>
          </table:table-cell>
          <table:table-cell office:value-type="float" office:value="0.89399293286219084" table:formula="of:=[.D16]/([.C16]+[.D16])" table:style-name="ce1">
            <text:p>0.89399293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0.8" table:formula="of:=[.H16]/([.G16] + [.H16])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645" table:style-name="ce1">
            <text:p>2645</text:p>
          </table:table-cell>
          <table:table-cell office:value-type="float" office:value="0.98327137546468402" table:formula="of:=[.L16]/([.K16]+[.L16])" table:style-name="ce1">
            <text:p>0.98327137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0.83783783783783783" table:formula="of:=[.P16]/([.O16]+[.P16])" table:style-name="ce1">
            <text:p>0.83783783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0.73333333333333328" table:formula="of:=[.T16]/([.S16]+[.T16])" table:style-name="ce1">
            <text:p>0.73333333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38" table:style-name="ce1">
            <text:p>138</text:p>
          </table:table-cell>
          <table:table-cell office:value-type="float" office:value="0.89032258064516134" table:formula="of:=[.D17]/([.C17]+[.D17])" table:style-name="ce1">
            <text:p>0.89032258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396" table:style-name="ce1">
            <text:p>396</text:p>
          </table:table-cell>
          <table:table-cell office:value-type="float" office:value="0.92957746478873238" table:formula="of:=[.H17]/([.G17] + [.H17])" table:style-name="ce1">
            <text:p>0.92957746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714" table:style-name="ce1">
            <text:p>1714</text:p>
          </table:table-cell>
          <table:table-cell office:value-type="float" office:value="0.98846597462514418" table:formula="of:=[.L17]/([.K17]+[.L17])" table:style-name="ce1">
            <text:p>0.98846597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0.8125" table:formula="of:=[.P17]/([.O17]+[.P17])" table:style-name="ce1">
            <text:p>0.81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72" table:style-name="ce1">
            <text:p>172</text:p>
          </table:table-cell>
          <table:table-cell office:value-type="float" office:value="0.96089385474860334" table:formula="of:=[.T17]/([.S17]+[.T17])" table:style-name="ce1">
            <text:p>0.96089385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0.78021978021978022" table:formula="of:=[.D18]/([.C18]+[.D18])" table:style-name="ce1">
            <text:p>0.7802197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0.82352941176470584" table:formula="of:=[.H18]/([.G18] + [.H18])" table:style-name="ce1">
            <text:p>0.823529412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2890" table:style-name="ce1">
            <text:p>2890</text:p>
          </table:table-cell>
          <table:table-cell office:value-type="float" office:value="0.95065789473684215" table:formula="of:=[.L18]/([.K18]+[.L18])" table:style-name="ce1">
            <text:p>0.95065789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4" table:style-name="ce1">
            <text:p>124</text:p>
          </table:table-cell>
          <table:table-cell office:value-type="float" office:value="0.91176470588235292" table:formula="of:=[.P18]/([.O18]+[.P18])" table:style-name="ce1">
            <text:p>0.91176470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0.86075949367088611" table:formula="of:=[.T18]/([.S18]+[.T18])" table:style-name="ce1">
            <text:p>0.860759494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303" table:style-name="ce1">
            <text:p>303</text:p>
          </table:table-cell>
          <table:table-cell office:value-type="float" office:value="0.8808139534883721" table:formula="of:=[.D19]/([.C19]+[.D19])" table:style-name="ce1">
            <text:p>0.88081395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0.82" table:formula="of:=[.H19]/([.G19] + [.H19])" table:style-name="ce1">
            <text:p>0.82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3375" table:style-name="ce1">
            <text:p>3375</text:p>
          </table:table-cell>
          <table:table-cell office:value-type="float" office:value="0.96511295396053765" table:formula="of:=[.L19]/([.K19]+[.L19])" table:style-name="ce1">
            <text:p>0.96511295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85" table:style-name="ce1">
            <text:p>185</text:p>
          </table:table-cell>
          <table:table-cell office:value-type="float" office:value="0.88516746411483249" table:formula="of:=[.P19]/([.O19]+[.P19])" table:style-name="ce1">
            <text:p>0.885167464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85" table:style-name="ce1">
            <text:p>285</text:p>
          </table:table-cell>
          <table:table-cell office:value-type="float" office:value="0.85074626865671643" table:formula="of:=[.T19]/([.S19]+[.T19])" table:style-name="ce1">
            <text:p>0.850746269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24" table:style-name="ce1">
            <text:p>524</text:p>
          </table:table-cell>
          <table:table-cell office:value-type="float" office:value="0.92091388400702989" table:formula="of:=[.D20]/([.C20]+[.D20])" table:style-name="ce1">
            <text:p>0.9209138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formula="of:=[.H20]/([.G20] + [.H20])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0.94594594594594594" table:formula="of:=[.L20]/([.K20]+[.L20])" table:style-name="ce1">
            <text:p>0.945945946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01" table:style-name="ce1">
            <text:p>201</text:p>
          </table:table-cell>
          <table:table-cell office:value-type="float" office:value="0.86637931034482762" table:formula="of:=[.P20]/([.O20]+[.P20])" table:style-name="ce1">
            <text:p>0.8663793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04" table:style-name="ce1">
            <text:p>204</text:p>
          </table:table-cell>
          <table:table-cell office:value-type="float" office:value="0.85355648535564854" table:formula="of:=[.T20]/([.S20]+[.T20])" table:style-name="ce1">
            <text:p>0.85355648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32" table:style-name="ce1">
            <text:p>132</text:p>
          </table:table-cell>
          <table:table-cell office:value-type="float" office:value="0.83544303797468356" table:formula="of:=[.D21]/([.C21]+[.D21])" table:style-name="ce1">
            <text:p>0.835443038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31" table:style-name="ce1">
            <text:p>231</text:p>
          </table:table-cell>
          <table:table-cell office:value-type="float" office:value="0.8220640569395018" table:formula="of:=[.H21]/([.G21] + [.H21])" table:style-name="ce1">
            <text:p>0.822064057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3872" table:style-name="ce1">
            <text:p>3872</text:p>
          </table:table-cell>
          <table:table-cell office:value-type="float" office:value="0.97164366373902133" table:formula="of:=[.L21]/([.K21]+[.L21])" table:style-name="ce1">
            <text:p>0.97164366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0.73626373626373631" table:formula="of:=[.P21]/([.O21]+[.P21])" table:style-name="ce1">
            <text:p>0.73626373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96" table:style-name="ce1">
            <text:p>196</text:p>
          </table:table-cell>
          <table:table-cell office:value-type="float" office:value="0.89497716894977164" table:formula="of:=[.T21]/([.S21]+[.T21])" table:style-name="ce1">
            <text:p>0.894977169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0.78409090909090906" table:formula="of:=[.D22]/([.C22]+[.D22])" table:style-name="ce1">
            <text:p>0.78409090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0.77777777777777779" table:formula="of:=[.H22]/([.G22] + [.H22])" table:style-name="ce1">
            <text:p>0.777777778</text:p>
          </table:table-cell>
          <table:table-cell office:value-type="float" office:value="1" table:style-name="ce1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3889" table:style-name="ce1">
            <text:p>3889</text:p>
          </table:table-cell>
          <table:table-cell office:value-type="float" office:value="0.96501240694789081" table:formula="of:=[.L22]/([.K22]+[.L22])" table:style-name="ce1">
            <text:p>0.96501240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0.7931034482758621" table:formula="of:=[.P22]/([.O22]+[.P22])" table:style-name="ce1">
            <text:p>0.79310344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14" table:style-name="ce1">
            <text:p>114</text:p>
          </table:table-cell>
          <table:table-cell office:value-type="float" office:value="0.87692307692307692" table:formula="of:=[.T22]/([.S22]+[.T22])" table:style-name="ce1">
            <text:p>0.87692307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7142857142857143" table:formula="of:=[.D23]/([.C23]+[.D23])" table:style-name="ce1">
            <text:p>0.71428571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37" table:style-name="ce1">
            <text:p>137</text:p>
          </table:table-cell>
          <table:table-cell office:value-type="float" office:value="0.83030303030303032" table:formula="of:=[.H23]/([.G23] + [.H23])" table:style-name="ce1">
            <text:p>0.8303030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975" table:style-name="ce1">
            <text:p>3975</text:p>
          </table:table-cell>
          <table:table-cell office:value-type="float" office:value="0.98806860551826992" table:formula="of:=[.L23]/([.K23]+[.L23])" table:style-name="ce1">
            <text:p>0.98806860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95" table:style-name="ce1">
            <text:p>195</text:p>
          </table:table-cell>
          <table:table-cell office:value-type="float" office:value="0.89449541284403666" table:formula="of:=[.P23]/([.O23]+[.P23])" table:style-name="ce1">
            <text:p>0.8944954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0.84090909090909094" table:formula="of:=[.T23]/([.S23]+[.T23])" table:style-name="ce1">
            <text:p>0.84090909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22" table:style-name="ce1">
            <text:p>222</text:p>
          </table:table-cell>
          <table:table-cell office:value-type="float" office:value="0.86046511627906974" table:formula="of:=[.D24]/([.C24]+[.D24])" table:style-name="ce1">
            <text:p>0.860465116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66" table:style-name="ce1">
            <text:p>166</text:p>
          </table:table-cell>
          <table:table-cell office:value-type="float" office:value="0.86458333333333337" table:formula="of:=[.H24]/([.G24] + [.H24])" table:style-name="ce1">
            <text:p>0.86458333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89" table:style-name="ce1">
            <text:p>789</text:p>
          </table:table-cell>
          <table:table-cell office:value-type="float" office:value="0.98256537982565384" table:formula="of:=[.L24]/([.K24]+[.L24])" table:style-name="ce1">
            <text:p>0.9825653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43" table:style-name="ce1">
            <text:p>143</text:p>
          </table:table-cell>
          <table:table-cell office:value-type="float" office:value="0.87730061349693256" table:formula="of:=[.P24]/([.O24]+[.P24])" table:style-name="ce1">
            <text:p>0.87730061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58" table:style-name="ce1">
            <text:p>258</text:p>
          </table:table-cell>
          <table:table-cell office:value-type="float" office:value="0.93818181818181823" table:formula="of:=[.T24]/([.S24]+[.T24])" table:style-name="ce1">
            <text:p>0.93818181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0.87254901960784315" table:formula="of:=[.D25]/([.C25]+[.D25])" table:style-name="ce1">
            <text:p>0.8725490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4" table:style-name="ce1">
            <text:p>114</text:p>
          </table:table-cell>
          <table:table-cell office:value-type="float" office:value="0.85074626865671643" table:formula="of:=[.H25]/([.G25] + [.H25])" table:style-name="ce1">
            <text:p>0.85074626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0.92307692307692313" table:formula="of:=[.L25]/([.K25]+[.L25])" table:style-name="ce1">
            <text:p>0.92307692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0.87012987012987009" table:formula="of:=[.P25]/([.O25]+[.P25])" table:style-name="ce1">
            <text:p>0.87012987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53" table:style-name="ce1">
            <text:p>253</text:p>
          </table:table-cell>
          <table:table-cell office:value-type="float" office:value="0.88461538461538458" table:formula="of:=[.T25]/([.S25]+[.T25])" table:style-name="ce1">
            <text:p>0.88461538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0.75238095238095237" table:formula="of:=[.D26]/([.C26]+[.D26])" table:style-name="ce1">
            <text:p>0.75238095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0.77477477477477474" table:formula="of:=[.H26]/([.G26] + [.H26])" table:style-name="ce1">
            <text:p>0.774774775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2716" table:style-name="ce1">
            <text:p>2716</text:p>
          </table:table-cell>
          <table:table-cell office:value-type="float" office:value="0.96414625488107919" table:formula="of:=[.L26]/([.K26]+[.L26])" table:style-name="ce1">
            <text:p>0.96414625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5" table:style-name="ce1">
            <text:p>115</text:p>
          </table:table-cell>
          <table:table-cell office:value-type="float" office:value="0.82733812949640284" table:formula="of:=[.P26]/([.O26]+[.P26])" table:style-name="ce1">
            <text:p>0.827338129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79" table:style-name="ce1">
            <text:p>279</text:p>
          </table:table-cell>
          <table:table-cell office:value-type="float" office:value="0.93311036789297663" table:formula="of:=[.T26]/([.S26]+[.T26])" table:style-name="ce1">
            <text:p>0.93311036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0.88607594936708856" table:formula="of:=[.D27]/([.C27]+[.D27])" table:style-name="ce1">
            <text:p>0.886075949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58" table:style-name="ce1">
            <text:p>158</text:p>
          </table:table-cell>
          <table:table-cell office:value-type="float" office:value="0.88268156424581001" table:formula="of:=[.H27]/([.G27] + [.H27])" table:style-name="ce1">
            <text:p>0.88268156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3671" table:style-name="ce1">
            <text:p>3671</text:p>
          </table:table-cell>
          <table:table-cell office:value-type="float" office:value="0.98339137422984191" table:formula="of:=[.L27]/([.K27]+[.L27])" table:style-name="ce1">
            <text:p>0.98339137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91" table:style-name="ce1">
            <text:p>191</text:p>
          </table:table-cell>
          <table:table-cell office:value-type="float" office:value="0.8842592592592593" table:formula="of:=[.P27]/([.O27]+[.P27])" table:style-name="ce1">
            <text:p>0.884259259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41" table:style-name="ce1">
            <text:p>341</text:p>
          </table:table-cell>
          <table:table-cell office:value-type="float" office:value="0.92663043478260865" table:formula="of:=[.T27]/([.S27]+[.T27])" table:style-name="ce1">
            <text:p>0.926630435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24" table:style-name="ce1">
            <text:p>324</text:p>
          </table:table-cell>
          <table:table-cell office:value-type="float" office:value="0.9050279329608939" table:formula="of:=[.D28]/([.C28]+[.D28])" table:style-name="ce1">
            <text:p>0.90502793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368" table:style-name="ce1">
            <text:p>368</text:p>
          </table:table-cell>
          <table:table-cell office:value-type="float" office:value="0.88461538461538458" table:formula="of:=[.H28]/([.G28] + [.H28])" table:style-name="ce1">
            <text:p>0.88461538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941" table:style-name="ce1">
            <text:p>941</text:p>
          </table:table-cell>
          <table:table-cell office:value-type="float" office:value="0.98430962343096229" table:formula="of:=[.L28]/([.K28]+[.L28])" table:style-name="ce1">
            <text:p>0.984309623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55" table:style-name="ce1">
            <text:p>155</text:p>
          </table:table-cell>
          <table:table-cell office:value-type="float" office:value="0.81578947368421051" table:formula="of:=[.P28]/([.O28]+[.P28])" table:style-name="ce1">
            <text:p>0.81578947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37" table:style-name="ce1">
            <text:p>237</text:p>
          </table:table-cell>
          <table:table-cell office:value-type="float" office:value="0.95180722891566261" table:formula="of:=[.T28]/([.S28]+[.T28])" table:style-name="ce1">
            <text:p>0.951807229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0.65" table:formula="of:=[.D29]/([.C29]+[.D29])" table:style-name="ce1">
            <text:p>0.6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0.77235772357723576" table:formula="of:=[.H29]/([.G29] + [.H29])" table:style-name="ce1">
            <text:p>0.772357724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012" table:style-name="ce1">
            <text:p>2012</text:p>
          </table:table-cell>
          <table:table-cell office:value-type="float" office:value="0.97339138848572815" table:formula="of:=[.L29]/([.K29]+[.L29])" table:style-name="ce1">
            <text:p>0.97339138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44" table:style-name="ce1">
            <text:p>144</text:p>
          </table:table-cell>
          <table:table-cell office:value-type="float" office:value="0.88888888888888884" table:formula="of:=[.P29]/([.O29]+[.P29])" table:style-name="ce1">
            <text:p>0.88888888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71" table:style-name="ce1">
            <text:p>271</text:p>
          </table:table-cell>
          <table:table-cell office:value-type="float" office:value="0.92491467576791808" table:formula="of:=[.T29]/([.S29]+[.T29])" table:style-name="ce1">
            <text:p>0.92491467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0.73076923076923073" table:formula="of:=[.D30]/([.C30]+[.D30])" table:style-name="ce1">
            <text:p>0.73076923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0.84810126582278478" table:formula="of:=[.H30]/([.G30] + [.H30])" table:style-name="ce1">
            <text:p>0.848101266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3078" table:style-name="ce1">
            <text:p>3078</text:p>
          </table:table-cell>
          <table:table-cell office:value-type="float" office:value="0.98307250079846697" table:formula="of:=[.L30]/([.K30]+[.L30])" table:style-name="ce1">
            <text:p>0.98307250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office:value-type="float" office:value="0.8441558441558441" table:formula="of:=[.P30]/([.O30]+[.P30])" table:style-name="ce1">
            <text:p>0.84415584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0.64583333333333337" table:formula="of:=[.T30]/([.S30]+[.T30])" table:style-name="ce1">
            <text:p>0.64583333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82" table:style-name="ce1">
            <text:p>182</text:p>
          </table:table-cell>
          <table:table-cell office:value-type="float" office:value="0.92385786802030456" table:formula="of:=[.D31]/([.C31]+[.D31])" table:style-name="ce1">
            <text:p>0.92385786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0.75" table:formula="of:=[.H31]/([.G31] + [.H31]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3748" table:style-name="ce1">
            <text:p>3748</text:p>
          </table:table-cell>
          <table:table-cell office:value-type="float" office:value="0.98115183246073301" table:formula="of:=[.L31]/([.K31]+[.L31])" table:style-name="ce1">
            <text:p>0.98115183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0.75714285714285712" table:formula="of:=[.P31]/([.O31]+[.P31])" table:style-name="ce1">
            <text:p>0.757142857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92" table:style-name="ce1">
            <text:p>92</text:p>
          </table:table-cell>
          <table:table-cell office:value-type="float" office:value="0.8" table:formula="of:=[.T31]/([.S31]+[.T31])" table:style-name="ce1">
            <text:p>0.8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0.8125" table:formula="of:=[.D32]/([.C32]+[.D32])" table:style-name="ce1">
            <text:p>0.8125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90" table:style-name="ce1">
            <text:p>190</text:p>
          </table:table-cell>
          <table:table-cell office:value-type="float" office:value="0.82969432314410485" table:formula="of:=[.H32]/([.G32] + [.H32])" table:style-name="ce1">
            <text:p>0.82969432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645" table:style-name="ce1">
            <text:p>1645</text:p>
          </table:table-cell>
          <table:table-cell office:value-type="float" office:value="0.98385167464114831" table:formula="of:=[.L32]/([.K32]+[.L32])" table:style-name="ce1">
            <text:p>0.983851675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96" table:style-name="ce1">
            <text:p>296</text:p>
          </table:table-cell>
          <table:table-cell office:value-type="float" office:value="0.86549707602339176" table:formula="of:=[.P32]/([.O32]+[.P32])" table:style-name="ce1">
            <text:p>0.865497076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28" table:style-name="ce1">
            <text:p>128</text:p>
          </table:table-cell>
          <table:table-cell office:value-type="float" office:value="0.84210526315789469" table:formula="of:=[.T32]/([.S32]+[.T32])" table:style-name="ce1">
            <text:p>0.84210526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26" table:style-name="ce1">
            <text:p>326</text:p>
          </table:table-cell>
          <table:table-cell office:value-type="float" office:value="0.89315068493150684" table:formula="of:=[.D33]/([.C33]+[.D33])" table:style-name="ce1">
            <text:p>0.89315068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.7" table:formula="of:=[.H33]/([.G33] + [.H33])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926" table:style-name="ce1">
            <text:p>926</text:p>
          </table:table-cell>
          <table:table-cell office:value-type="float" office:value="0.96458333333333335" table:formula="of:=[.L33]/([.K33]+[.L33])" table:style-name="ce1">
            <text:p>0.96458333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0.84931506849315064" table:formula="of:=[.P33]/([.O33]+[.P33])" table:style-name="ce1">
            <text:p>0.849315068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15" table:style-name="ce1">
            <text:p>215</text:p>
          </table:table-cell>
          <table:table-cell office:value-type="float" office:value="0.88114754098360659" table:formula="of:=[.T33]/([.S33]+[.T33])" table:style-name="ce1">
            <text:p>0.88114754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32" table:style-name="ce1">
            <text:p>632</text:p>
          </table:table-cell>
          <table:table-cell office:value-type="float" office:value="0.93768545994065278" table:formula="of:=[.D34]/([.C34]+[.D34])" table:style-name="ce1">
            <text:p>0.9376854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8" table:style-name="ce1">
            <text:p>128</text:p>
          </table:table-cell>
          <table:table-cell office:value-type="float" office:value="0.85906040268456374" table:formula="of:=[.H34]/([.G34] + [.H34])" table:style-name="ce1">
            <text:p>0.85906040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695" table:style-name="ce1">
            <text:p>1695</text:p>
          </table:table-cell>
          <table:table-cell office:value-type="float" office:value="0.97246127366609292" table:formula="of:=[.L34]/([.K34]+[.L34])" table:style-name="ce1">
            <text:p>0.97246127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0.7466666666666667" table:formula="of:=[.P34]/([.O34]+[.P34])" table:style-name="ce1">
            <text:p>0.746666667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584" table:style-name="ce1">
            <text:p>584</text:p>
          </table:table-cell>
          <table:table-cell office:value-type="float" office:value="0.87294469357249627" table:formula="of:=[.T34]/([.S34]+[.T34])" table:style-name="ce1">
            <text:p>0.872944694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6" table:style-name="ce1">
            <text:p>116</text:p>
          </table:table-cell>
          <table:table-cell office:value-type="float" office:value="0.8" table:formula="of:=[.D35]/([.C35]+[.D35])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0.8125" table:formula="of:=[.H35]/([.G35] + [.H35])" table:style-name="ce1">
            <text:p>0.8125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3208" table:style-name="ce1">
            <text:p>3208</text:p>
          </table:table-cell>
          <table:table-cell office:value-type="float" office:value="0.98404907975460121" table:formula="of:=[.L35]/([.K35]+[.L35])" table:style-name="ce1">
            <text:p>0.9840490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19" table:style-name="ce1">
            <text:p>119</text:p>
          </table:table-cell>
          <table:table-cell office:value-type="float" office:value="0.85611510791366907" table:formula="of:=[.P35]/([.O35]+[.P35])" table:style-name="ce1">
            <text:p>0.85611510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5" table:style-name="ce1">
            <text:p>145</text:p>
          </table:table-cell>
          <table:table-cell office:value-type="float" office:value="0.91194968553459121" table:formula="of:=[.T35]/([.S35]+[.T35])" table:style-name="ce1">
            <text:p>0.91194968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69" table:style-name="ce1">
            <text:p>169</text:p>
          </table:table-cell>
          <table:table-cell office:value-type="float" office:value="0.90860215053763438" table:formula="of:=[.D36]/([.C36]+[.D36])" table:style-name="ce1">
            <text:p>0.90860215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0.73417721518987344" table:formula="of:=[.H36]/([.G36] + [.H36])" table:style-name="ce1">
            <text:p>0.734177215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4009" table:style-name="ce1">
            <text:p>4009</text:p>
          </table:table-cell>
          <table:table-cell office:value-type="float" office:value="0.96929400386847198" table:formula="of:=[.L36]/([.K36]+[.L36])" table:style-name="ce1">
            <text:p>0.96929400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0.75609756097560976" table:formula="of:=[.P36]/([.O36]+[.P36])" table:style-name="ce1">
            <text:p>0.75609756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28" table:style-name="ce1">
            <text:p>228</text:p>
          </table:table-cell>
          <table:table-cell office:value-type="float" office:value="0.8571428571428571" table:formula="of:=[.T36]/([.S36]+[.T36])" table:style-name="ce1">
            <text:p>0.85714285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0.77777777777777779" table:formula="of:=[.D37]/([.C37]+[.D37])" table:style-name="ce1">
            <text:p>0.777777778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89" table:style-name="ce1">
            <text:p>289</text:p>
          </table:table-cell>
          <table:table-cell office:value-type="float" office:value="0.8652694610778443" table:formula="of:=[.H37]/([.G37] + [.H37])" table:style-name="ce1">
            <text:p>0.865269461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570" table:style-name="ce1">
            <text:p>4570</text:p>
          </table:table-cell>
          <table:table-cell office:value-type="float" office:value="0.98216204599183321" table:formula="of:=[.L37]/([.K37]+[.L37])" table:style-name="ce1">
            <text:p>0.98216204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0.74509803921568629" table:formula="of:=[.P37]/([.O37]+[.P37])" table:style-name="ce1">
            <text:p>0.74509803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0.79347826086956519" table:formula="of:=[.T37]/([.S37]+[.T37])" table:style-name="ce1">
            <text:p>0.79347826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0.72340425531914898" table:formula="of:=[.D38]/([.C38]+[.D38])" table:style-name="ce1">
            <text:p>0.723404255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0.7865168539325843" table:formula="of:=[.H38]/([.G38] + [.H38])" table:style-name="ce1">
            <text:p>0.786516854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3034" table:style-name="ce1">
            <text:p>3034</text:p>
          </table:table-cell>
          <table:table-cell office:value-type="float" office:value="0.94664586583463339" table:formula="of:=[.L38]/([.K38]+[.L38])" table:style-name="ce1">
            <text:p>0.946645866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583" table:style-name="ce1">
            <text:p>583</text:p>
          </table:table-cell>
          <table:table-cell office:value-type="float" office:value="0.91666666666666663" table:formula="of:=[.P38]/([.O38]+[.P38])" table:style-name="ce1">
            <text:p>0.916666667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701" table:style-name="ce1">
            <text:p>701</text:p>
          </table:table-cell>
          <table:table-cell office:value-type="float" office:value="0.92236842105263162" table:formula="of:=[.T38]/([.S38]+[.T38])" table:style-name="ce1">
            <text:p>0.92236842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06" table:style-name="ce1">
            <text:p>106</text:p>
          </table:table-cell>
          <table:table-cell office:value-type="float" office:value="0.79699248120300747" table:formula="of:=[.D39]/([.C39]+[.D39])" table:style-name="ce1">
            <text:p>0.79699248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2" table:style-name="ce1">
            <text:p>112</text:p>
          </table:table-cell>
          <table:table-cell office:value-type="float" office:value="0.79432624113475181" table:formula="of:=[.H39]/([.G39] + [.H39])" table:style-name="ce1">
            <text:p>0.79432624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267" table:style-name="ce1">
            <text:p>2267</text:p>
          </table:table-cell>
          <table:table-cell office:value-type="float" office:value="0.99082167832167833" table:formula="of:=[.L39]/([.K39]+[.L39])" table:style-name="ce1">
            <text:p>0.9908216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.91666666666666663" table:formula="of:=[.P39]/([.O39]+[.P39])" table:style-name="ce1">
            <text:p>0.916666667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6" table:style-name="ce1">
            <text:p>236</text:p>
          </table:table-cell>
          <table:table-cell office:value-type="float" office:value="0.91119691119691115" table:formula="of:=[.T39]/([.S39]+[.T39])" table:style-name="ce1">
            <text:p>0.91119691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0.73972602739726023" table:formula="of:=[.D40]/([.C40]+[.D40])" table:style-name="ce1">
            <text:p>0.73972602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09" table:style-name="ce1">
            <text:p>109</text:p>
          </table:table-cell>
          <table:table-cell office:value-type="float" office:value="0.872" table:formula="of:=[.H40]/([.G40] + [.H40])" table:style-name="ce1">
            <text:p>0.87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788" table:style-name="ce1">
            <text:p>2788</text:p>
          </table:table-cell>
          <table:table-cell office:value-type="float" office:value="0.99500356887937191" table:formula="of:=[.L40]/([.K40]+[.L40])" table:style-name="ce1">
            <text:p>0.9950035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0.95652173913043481" table:formula="of:=[.P40]/([.O40]+[.P40])" table:style-name="ce1">
            <text:p>0.95652173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62" table:style-name="ce1">
            <text:p>162</text:p>
          </table:table-cell>
          <table:table-cell office:value-type="float" office:value="0.89502762430939231" table:formula="of:=[.T40]/([.S40]+[.T40])" table:style-name="ce1">
            <text:p>0.895027624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0.80582524271844658" table:formula="of:=[.D41]/([.C41]+[.D41])" table:style-name="ce1">
            <text:p>0.80582524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17" table:style-name="ce1">
            <text:p>117</text:p>
          </table:table-cell>
          <table:table-cell office:value-type="float" office:value="0.83571428571428574" table:formula="of:=[.H41]/([.G41] + [.H41])" table:style-name="ce1">
            <text:p>0.83571428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4024" table:style-name="ce1">
            <text:p>4024</text:p>
          </table:table-cell>
          <table:table-cell office:value-type="float" office:value="0.99456253089471081" table:formula="of:=[.L41]/([.K41]+[.L41])" table:style-name="ce1">
            <text:p>0.99456253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0.80769230769230771" table:formula="of:=[.P41]/([.O41]+[.P41])" table:style-name="ce1">
            <text:p>0.80769230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office:value-type="float" office:value="0.80991735537190079" table:formula="of:=[.T41]/([.S41]+[.T41])" table:style-name="ce1">
            <text:p>0.809917355</text:p>
          </table:table-cell>
          <table:table-cell table:number-columns-repeated="16363"/>
        </table:table-row>
        <table:table-row table:style-name="ro1">
          <table:table-cell table:style-name="ce2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0.77570093457943923" table:formula="of:=[.D42]/([.C42]+[.D42])" table:style-name="ce1">
            <text:p>0.77570093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0.76842105263157889" table:formula="of:=[.H42]/([.G42] + [.H42])" table:style-name="ce1">
            <text:p>0.76842105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201" table:style-name="ce1">
            <text:p>2201</text:p>
          </table:table-cell>
          <table:table-cell office:value-type="float" office:value="0.98788150807899466" table:formula="of:=[.L42]/([.K42]+[.L42])" table:style-name="ce1">
            <text:p>0.987881508</text:p>
          </table:table-cell>
          <table:table-cell office:value-type="float" office:value="1" table:style-name="ce3">
            <text:p>1</text:p>
          </table:table-cell>
          <table:table-cell office:value-type="float" office:value="31" table:style-name="ce3">
            <text:p>31</text:p>
          </table:table-cell>
          <table:table-cell office:value-type="float" office:value="109" table:style-name="ce3">
            <text:p>109</text:p>
          </table:table-cell>
          <table:table-cell office:value-type="float" office:value="0.77857142857142858" table:formula="of:=[.P42]/([.O42]+[.P42])" table:style-name="ce1">
            <text:p>0.77857142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84" table:style-name="ce3">
            <text:p>184</text:p>
          </table:table-cell>
          <table:table-cell office:value-type="float" office:value="0.90640394088669951" table:formula="of:=[.T42]/([.S42]+[.T42])" table:style-name="ce1">
            <text:p>0.906403941</text:p>
          </table:table-cell>
          <table:table-cell table:number-columns-repeated="16363" table:style-name="ce2"/>
        </table:table-row>
        <table:table-row table:style-name="ro1">
          <table:table-cell/>
          <table:table-cell office:value-type="float" office:value="0.95" table:formula="of:=AVERAGE([.B3:.B42])" table:style-name="ce2">
            <text:p>0.95</text:p>
          </table:table-cell>
          <table:table-cell office:value-type="float" office:value="24.975000000000001" table:formula="of:=AVERAGE([.C3:.C42])" table:style-name="ce2">
            <text:p>24.975</text:p>
          </table:table-cell>
          <table:table-cell office:value-type="float" office:value="185.2" table:formula="of:=AVERAGE([.D3:.D42])" table:style-name="ce2">
            <text:p>185.2</text:p>
          </table:table-cell>
          <table:table-cell office:value-type="float" office:value="0.84090195400912449" table:formula="of:=AVERAGE([.E3:.E42])" table:style-name="ce2">
            <text:p>0.840901954</text:p>
          </table:table-cell>
          <table:table-cell office:value-type="float" office:value="0.95" table:formula="of:=AVERAGE([.F3:.F42])" table:style-name="ce2">
            <text:p>0.95</text:p>
          </table:table-cell>
          <table:table-cell office:value-type="float" office:value="24.6" table:formula="of:=AVERAGE([.G3:.G42])" table:style-name="ce2">
            <text:p>24.6</text:p>
          </table:table-cell>
          <table:table-cell office:value-type="float" office:value="134.75" table:formula="of:=AVERAGE([.H3:.H42])" table:style-name="ce2">
            <text:p>134.75</text:p>
          </table:table-cell>
          <table:table-cell office:value-type="float" office:value="0.81897823191641428" table:formula="of:=AVERAGE([.I3:.I42])" table:style-name="ce2">
            <text:p>0.818978232</text:p>
          </table:table-cell>
          <table:table-cell office:value-type="float" office:value="0.875" table:formula="of:=AVERAGE([.J3:.J42])" table:style-name="ce2">
            <text:p>0.875</text:p>
          </table:table-cell>
          <table:table-cell office:value-type="float" office:value="58.85" table:formula="of:=AVERAGE([.K3:.K42])" table:style-name="ce2">
            <text:p>58.85</text:p>
          </table:table-cell>
          <table:table-cell office:value-type="float" office:value="2360.75" table:formula="of:=AVERAGE([.L3:.L42])" table:style-name="ce2">
            <text:p>2360.75</text:p>
          </table:table-cell>
          <table:table-cell office:value-type="float" office:value="0.96765587233567119" table:formula="of:=AVERAGE([.M3:.M42])" table:style-name="ce2">
            <text:p>0.967655872</text:p>
          </table:table-cell>
          <table:table-cell office:value-type="float" office:value="0.95" table:formula="of:=AVERAGE([.N3:.N42])" table:style-name="ce2">
            <text:p>0.95</text:p>
          </table:table-cell>
          <table:table-cell office:value-type="float" office:value="20.2" table:formula="of:=AVERAGE([.O3:.O42])" table:style-name="ce2">
            <text:p>20.2</text:p>
          </table:table-cell>
          <table:table-cell office:value-type="float" office:value="123.97499999999999" table:formula="of:=AVERAGE([.P3:.P42])" table:style-name="ce2">
            <text:p>123.975</text:p>
          </table:table-cell>
          <table:table-cell office:value-type="float" office:value="0.82975523424709896" table:formula="of:=AVERAGE([.Q3:.Q42])" table:style-name="ce2">
            <text:p>0.829755234</text:p>
          </table:table-cell>
          <table:table-cell office:value-type="float" office:value="0.97499999999999998" table:formula="of:=AVERAGE([.R3:.R42])" table:style-name="ce2">
            <text:p>0.975</text:p>
          </table:table-cell>
          <table:table-cell office:value-type="float" office:value="24.925000000000001" table:formula="of:=AVERAGE([.S3:.S42])" table:style-name="ce2">
            <text:p>24.925</text:p>
          </table:table-cell>
          <table:table-cell office:value-type="float" office:value="187.05" table:formula="of:=AVERAGE([.T3:.T42])" table:style-name="ce2">
            <text:p>187.05</text:p>
          </table:table-cell>
          <table:table-cell office:value-type="float" office:value="0.85991060204090208" table:formula="of:=AVERAGE([.U3:.U42])" table:style-name="ce2">
            <text:p>0.859910602</text:p>
          </table:table-cell>
          <table:table-cell table:number-columns-repeated="16363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Rafael</dc:creator>
    <dc:date>2021-05-25T14:57:47Z</dc:date>
    <meta:editing-cycles>1</meta:editing-cycles>
    <meta:editing-duration>PT146S</meta:editing-duration>
  </office:meta>
</office:document-meta>
</file>